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f2bd5" officeooo:paragraph-rsid="000f2bd5"/>
    </style:style>
    <style:style style:name="P2" style:family="paragraph" style:parent-style-name="Text_20_body">
      <style:text-properties officeooo:rsid="000f2bd5" officeooo:paragraph-rsid="000f2bd5" fo:background-color="transparent"/>
    </style:style>
    <style:style style:name="P3" style:family="paragraph" style:parent-style-name="Text_20_body">
      <style:text-properties officeooo:rsid="000fff8d" officeooo:paragraph-rsid="000fff8d" fo:background-color="transparent"/>
    </style:style>
    <style:style style:name="P4" style:family="paragraph" style:parent-style-name="Text_20_body">
      <style:text-properties officeooo:rsid="001262cf" officeooo:paragraph-rsid="001262cf" fo:background-color="transparent"/>
    </style:style>
    <style:style style:name="P5" style:family="paragraph" style:parent-style-name="Text_20_body">
      <style:text-properties officeooo:rsid="0013ae86" officeooo:paragraph-rsid="0013ae86" fo:background-color="transparent"/>
    </style:style>
    <style:style style:name="P6" style:family="paragraph" style:parent-style-name="Text_20_body">
      <style:text-properties officeooo:rsid="00142aa0" officeooo:paragraph-rsid="00142aa0" fo:background-color="transparent"/>
    </style:style>
    <style:style style:name="P7" style:family="paragraph" style:parent-style-name="Text_20_body">
      <style:text-properties officeooo:rsid="00155c73" officeooo:paragraph-rsid="00155c73" fo:background-color="transparent"/>
    </style:style>
    <style:style style:name="T1" style:family="text">
      <style:text-properties style:use-window-font-color="true" fo:background-color="#c2e0ae" loext:char-shading-value="0"/>
    </style:style>
    <style:style style:name="T2" style:family="text">
      <style:text-properties style:use-window-font-color="true" fo:background-color="#ffffff"/>
    </style:style>
    <style:style style:name="T3" style:family="text">
      <style:text-properties style:use-window-font-color="true" officeooo:rsid="000fff8d" fo:background-color="#ffffff"/>
    </style:style>
    <style:style style:name="T4" style:family="text">
      <style:text-properties style:use-window-font-color="true" officeooo:rsid="001153c8" fo:background-color="#ffffff"/>
    </style:style>
    <style:style style:name="T5" style:family="text">
      <style:text-properties style:use-window-font-color="true" officeooo:rsid="001262cf" fo:background-color="#ffffff"/>
    </style:style>
    <style:style style:name="T6" style:family="text">
      <style:text-properties style:use-window-font-color="true" officeooo:rsid="0013ae86" fo:background-color="#ffffff"/>
    </style:style>
    <style:style style:name="T7" style:family="text">
      <style:text-properties style:use-window-font-color="true" officeooo:rsid="00155c73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GRAMACIÓN</text:p>
      <text:p text:style-name="Text_20_body"/>
      <text:p text:style-name="P1">EJERCICIOS:</text:p>
      <text:p text:style-name="P1">2.7</text:p>
      <text:p text:style-name="P1">a) <text:span text:style-name="T1">Los comentarios</text:span></text:p>
      <text:p text:style-name="P2"><text:span text:style-name="T2">b)</text:span><text:span text:style-name="T3"> variable</text:span></text:p>
      <text:p text:style-name="P2"><text:span text:style-name="T2">c) </text:span></text:p>
      <text:p text:style-name="P2"><text:span text:style-name="T2">d) </text:span><text:span text:style-name="T3">división y residuo</text:span></text:p>
      <text:p text:style-name="P2"><text:span text:style-name="T2">e) </text:span><text:span text:style-name="T3">interior</text:span></text:p>
      <text:p text:style-name="P2"><text:span text:style-name="T2">f) </text:span><text:span text:style-name="T3">cache</text:span></text:p>
      <text:p text:style-name="P3"><text:span text:style-name="T2">2.8</text:span></text:p>
      <text:p text:style-name="P3"><text:span text:style-name="T2">a)</text:span><text:span text:style-name="T4">int numero1;</text:span></text:p>
      <text:p text:style-name="P3"><text:span text:style-name="T4"><text:tab/></text:span><text:span text:style-name="T5">System.out.print(“Escriba un numero entero: “);</text:span></text:p>
      <text:p text:style-name="P3"><text:span text:style-name="T5"><text:tab/>numero1 = entrada.nextInt();</text:span></text:p>
      <text:p text:style-name="P3"><text:span text:style-name="T2">b) </text:span><text:span text:style-name="T5">Jshell</text:span></text:p>
      <text:p text:style-name="P3"><text:span text:style-name="T5"><text:tab/>int a = 4</text:span></text:p>
      <text:p text:style-name="P3"><text:span text:style-name="T5"><text:tab/>int b = 4</text:span></text:p>
      <text:p text:style-name="P3"><text:span text:style-name="T5"><text:tab/>int d = a + b</text:span></text:p>
      <text:p text:style-name="P3"><text:span text:style-name="T2">c)</text:span></text:p>
      <text:p text:style-name="P4"><text:span text:style-name="T2">2.9</text:span></text:p>
      <text:p text:style-name="P4"><text:span text:style-name="T2">a) verdadero</text:span></text:p>
      <text:p text:style-name="P4"><text:span text:style-name="T2">b)</text:span><text:span text:style-name="T6"> verdadero</text:span></text:p>
      <text:p text:style-name="P4"><text:span text:style-name="T2">c) </text:span><text:span text:style-name="T6">verdadero</text:span></text:p>
      <text:p text:style-name="P4"><text:span text:style-name="T2">d) </text:span><text:span text:style-name="T6">falso, h22 es un nombre válido para una variable.</text:span></text:p>
      <text:p text:style-name="P5"><text:span text:style-name="T2">2.10</text:span></text:p>
      <text:p text:style-name="P6"><text:span text:style-name="T2">a) 2</text:span></text:p>
      <text:p text:style-name="P6"><text:span text:style-name="T2">b) 4</text:span></text:p>
      <text:p text:style-name="P6"><text:span text:style-name="T2">c) error</text:span></text:p>
      <text:p text:style-name="P6"><text:span text:style-name="T2">d) 5 = 5</text:span></text:p>
      <text:p text:style-name="P6"><text:span text:style-name="T2">2.11</text:span></text:p>
      <text:p text:style-name="P6"><text:span text:style-name="T2">a)</text:span></text:p>
      <text:p text:style-name="P6"><text:soft-page-break/><text:span text:style-name="T2">b)</text:span></text:p>
      <text:p text:style-name="P6"><text:span text:style-name="T2">c)</text:span></text:p>
      <text:p text:style-name="P6"><text:span text:style-name="T2">d)</text:span></text:p>
      <text:p text:style-name="P6"><text:span text:style-name="T2">2.12</text:span></text:p>
      <text:p text:style-name="P6"><text:span text:style-name="T2">a, d y e</text:span></text:p>
      <text:p text:style-name="P6"><text:span text:style-name="T2">2.13</text:span></text:p>
      <text:p text:style-name="P6"><text:span text:style-name="T2">a) x=7+3*6/2-1</text:span></text:p>
      <text:p text:style-name="P6"><text:span text:style-name="T2">3*6=18/2=9+7=16-1=15<text:tab/>x=15</text:span></text:p>
      <text:p text:style-name="P6"><text:span text:style-name="T2">b) x=2%2+2*2-2/2</text:span></text:p>
      <text:p text:style-name="P6"><text:span text:style-name="T2">2%2=0; </text:span><text:span text:style-name="T7">2*2=4; 2/2=1; 0+4=4-1=3<text:tab/>x=3</text:span></text:p>
      <text:p text:style-name="P6"><text:span text:style-name="T2">c) x=(3*9*(3+(9*3/(3))))</text:span></text:p>
      <text:p text:style-name="P7"><text:span text:style-name="T2">3/3=1*9=9+3=12*9=108*3=324<text:tab/>x=32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22:08:15.360158127</meta:creation-date>
    <dc:date>2019-09-23T20:43:09.817217054</dc:date>
    <meta:editing-duration>PT20H43M29S</meta:editing-duration>
    <meta:editing-cycles>1</meta:editing-cycles>
    <meta:document-statistic meta:table-count="0" meta:image-count="0" meta:object-count="0" meta:page-count="2" meta:paragraph-count="42" meta:word-count="99" meta:character-count="529" meta:non-whitespace-character-count="466"/>
    <meta:generator>LibreOffice/6.0.7.3$Linux_X86_64 LibreOffice_project/00m0$Build-3</meta:generator>
  </office:meta>
</office:document-meta>
</file>